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101" officeooo:paragraph-rsid="00128101"/>
    </style:style>
    <style:style style:name="P2" style:family="paragraph" style:parent-style-name="Standard">
      <style:text-properties officeooo:rsid="00143e5b" officeooo:paragraph-rsid="00143e5b"/>
    </style:style>
    <style:style style:name="P3" style:family="paragraph" style:parent-style-name="Standard">
      <style:text-properties officeooo:paragraph-rsid="00143e5b"/>
    </style:style>
    <style:style style:name="P4" style:family="paragraph" style:parent-style-name="Standard">
      <style:text-properties officeooo:rsid="001601bc" officeooo:paragraph-rsid="001601bc"/>
    </style:style>
    <style:style style:name="P5" style:family="paragraph" style:parent-style-name="Standard">
      <style:text-properties officeooo:rsid="00128101" officeooo:paragraph-rsid="00128101"/>
    </style:style>
    <style:style style:name="P6" style:family="paragraph" style:parent-style-name="Standard">
      <style:text-properties officeooo:rsid="00143e5b" officeooo:paragraph-rsid="00143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zio netwoeking 1.</text:p>
      <text:p text:style-name="P1"/>
      <text:p text:style-name="P1">reti lan </text:p>
      <text:p text:style-name="P1">media access control alias MAC: protocollo di icomunicazione tra host in rete lan.</text:p>
      <text:p text:style-name="P4">Controlla l’accesso al mezzo comunicativo.</text:p>
      <text:p text:style-name="P4">Utilizza udentificativi univici a 48bit</text:p>
      <text:p text:style-name="P1"/>
      <text:p text:style-name="P2">Sotto livelli data link:</text:p>
      <text:p text:style-name="P2">LLC:</text:p>
      <text:p text:style-name="P1">Point-to-Point: collegamento diretto tra dispositivi senza nodi intermedi. Performa controllo di errore con il campo di frame check sequence.</text:p>
      <text:p text:style-name="P2">HDLC: high level data link control performa operazioni di stuffing, riempimento di bit per raggiungere l’unita minima trasmittibil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2T15:35:28.028031585</meta:creation-date>
    <dc:date>2023-06-02T16:02:20.743549053</dc:date>
    <meta:editing-duration>PT5M32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9" meta:word-count="70" meta:character-count="496" meta:non-whitespace-character-count="434"/>
  </office:meta>
</office:document-meta>
</file>